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d9b" officeooo:paragraph-rsid="00136d9b"/>
    </style:style>
    <style:style style:name="P2" style:family="paragraph" style:parent-style-name="Standard">
      <style:text-properties officeooo:rsid="0014fccc" officeooo:paragraph-rsid="0014fccc"/>
    </style:style>
    <style:style style:name="P3" style:family="paragraph" style:parent-style-name="Standard" style:list-style-name="L1">
      <style:text-properties officeooo:rsid="000fe7f1" officeooo:paragraph-rsid="000fe7f1"/>
    </style:style>
    <style:style style:name="P4" style:family="paragraph" style:parent-style-name="Standard" style:list-style-name="L1">
      <style:text-properties officeooo:rsid="00109ea5" officeooo:paragraph-rsid="00109ea5"/>
    </style:style>
    <style:style style:name="P5" style:family="paragraph" style:parent-style-name="Standard" style:list-style-name="L1">
      <style:text-properties officeooo:rsid="00126182" officeooo:paragraph-rsid="00126182"/>
    </style:style>
    <style:style style:name="P6" style:family="paragraph" style:parent-style-name="Standard" style:list-style-name="L1">
      <style:text-properties officeooo:rsid="00136d9b" officeooo:paragraph-rsid="00136d9b"/>
    </style:style>
    <style:style style:name="P7" style:family="paragraph" style:parent-style-name="Standard" style:list-style-name="L1">
      <style:text-properties officeooo:rsid="0015d6ef" officeooo:paragraph-rsid="0015d6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98660835149183735" text:style-name="L1">
        <text:list-item>
          <text:p text:style-name="P3">git init</text:p>
          <text:list>
            <text:list-header>
              <text:p text:style-name="P3"/>
            </text:list-header>
          </text:list>
        </text:list-item>
        <text:list-item>
          <text:p text:style-name="P3">git status <text:s/>// </text:p>
          <text:p text:style-name="P3"/>
        </text:list-item>
        <text:list-item>
          <text:p text:style-name="P3">git add &lt;filename&gt;</text:p>
          <text:p text:style-name="P3"/>
        </text:list-item>
        <text:list-item>
          <text:p text:style-name="P4">git commit</text:p>
          <text:list>
            <text:list-item>
              <text:p text:style-name="P5"/>
            </text:list-item>
          </text:list>
        </text:list-item>
        <text:list-item>
          <text:p text:style-name="P6">git reset –soft</text:p>
        </text:list-item>
        <text:list-item>
          <text:p text:style-name="P6"/>
        </text:list-item>
        <text:list-item>
          <text:p text:style-name="P7">git remote add &lt;name&gt;</text:p>
        </text:list-item>
      </text:list>
      <text:p text:style-name="P1"/>
      <text:p text:style-name="P1"/>
      <text:p text:style-name="P2">ex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SR Krishna</meta:initial-creator>
    <meta:creation-date>2015-10-21T14:38:40.443694288</meta:creation-date>
    <dc:date>2015-10-21T15:13:46.560085577</dc:date>
    <dc:creator>RSR Krishna</dc:creator>
    <meta:editing-duration>PT9M12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9" meta:character-count="105" meta:non-whitespace-character-count="92"/>
  </office:meta>
</office:document-meta>
</file>